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8S"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cm" fo:margin-right="0cm" fo:margin-top="0cm" fo:margin-bottom="0.423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This morning's worship will be led by</text:span></text:p>
            <text:p text:style-name="P1"><text:span text:style-name="T6"/></text:p>
            <text:p text:style-name="P6"><text:span text:style-name="T7">The Worship group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7">Rev Denise Binks</text:span></text:p>
            <text:p text:style-name="P6"><text:span text:style-name="T7">Carols by Candleligh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7">Rev Denise Bink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1"><text:span text:style-name="T7">Rev Duncan Goldie</text:span></text:p>
            <text:p text:style-name="P6"><text:span text:style-name="T7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4th Dec</text:span></text:p>
            <text:p text:style-name="P1"><text:span text:style-name="T2">Christmas Eve</text:span></text:p>
            <text:p text:style-name="P1"><text:span text:style-name="T2">11:30 pm</text:span></text:p>
            <text:p text:style-name="P1"><text:span text:style-name="T2"/></text:p>
            <text:p text:style-name="P1"><text:span text:style-name="T7">Rev Denise Binks</text:span></text:p>
            <text:p text:style-name="P1"><text:span text:style-name="T7">Watch Night</text:span></text:p>
            <text:p text:style-name="P6"><text:span text:style-name="T7">Incl holy commun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5th Dec</text:span></text:p>
            <text:p text:style-name="P1"><text:span text:style-name="T2">Christmas Day</text:span></text:p>
            <text:p text:style-name="P1"><text:span text:style-name="T2">10:45 am</text:span></text:p>
            <text:p text:style-name="P1"><text:span text:style-name="T2"/></text:p>
            <text:p text:style-name="P1"><text:span text:style-name="T7">Rev Denise Binks</text:span></text:p>
            <text:p text:style-name="P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un 30th Dec</text:span></text:p>
            <text:p text:style-name="P1"><text:span text:style-name="T2">3:00 pm</text:span></text:p>
            <text:p text:style-name="P1"><text:span text:style-name="T2"/></text:p>
            <text:p text:style-name="P1"><text:span text:style-name="T7">Rev Denise Binks</text:span></text:p>
            <text:p text:style-name="P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8">7:30pm</text:span></text:p>
            <text:p text:style-name="P1"><text:span text:style-name="T9"/></text:p>
            <text:p text:style-name="P2"><text:span text:style-name="T10">Members meeting (AGM)</text:span></text:p>
            <text:p text:style-name="P2"><text:span text:style-name="T10">All are urged to attend.</text:span></text:p>
            <text:p text:style-name="P2"><text:span text:style-name="T10">It may be possible to attend remotely via Facebook live. See Mart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SimpleDark2" presentation:presentation-page-layout-name="AL1T32"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4">Roundabout Parent, Baby and Toddler Group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4">Clothing Exchang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4">Bible Study meets at Alan’s Hous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6"><text:span text:style-name="T7">Visit from Thorngrove with plants and bulbs to buy. 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7">Tea, Coffee and Cha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6"/></text:p>
            <text:p text:style-name="P2"><text:span text:style-name="T7">Prayer Breakfas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00 – 2.00 pm</text:span></text:p>
            <text:p text:style-name="P1"><text:span text:style-name="T6"/></text:p>
            <text:p text:style-name="P2"><text:span text:style-name="T7">Bereavement Drop-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SimpleDark2" presentation:presentation-page-layout-name="AL1T32"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6"> </text:span></text:p>
            <text:p text:style-name="P1"><text:span text:style-name="T6"/></text:p>
            <text:p text:style-name="P7"><text:span text:style-name="T7">Saturday Youth Club</text:span></text:p>
            <text:p text:style-name="P2"><text:span text:style-name="T7">(7 – 12 year olds)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6"><text:s text:c="3"/></text:span><text:span text:style-name="T5">10:00am</text:span><text:span text:style-name="T6"> </text:span></text:p>
            <text:p text:style-name="P1"><text:span text:style-name="T6"/></text:p>
            <text:p text:style-name="P1"><text:span text:style-name="T7">Walking group meets</text:span></text:p>
            <text:p text:style-name="P2"><text:span text:style-name="T7">venue to be advis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SimpleDark2" presentation:presentation-page-layout-name="AL1T32">
        <draw:frame draw:style-name="gr6" draw:text-style-name="P3" draw:layer="layout" svg:width="26.13cm" svg:height="19.376cm" svg:x="1.008cm" svg:y="1.008cm">
          <draw:text-box>
            <text:p text:style-name="P1"><text:span text:style-name="T8"/></text:p>
            <text:p text:style-name="P1"><text:span text:style-name="T8">Help please</text:span></text:p>
            <text:p text:style-name="P1"><text:span text:style-name="T10"/></text:p>
            <text:p text:style-name="P8"><text:span text:style-name="T10">Shaftesbury childrens’ centre would like some ‘one off’ help getting their garden into a usable state.</text:span></text:p>
            <text:p text:style-name="P8"><text:span text:style-name="T10"/></text:p>
            <text:p text:style-name="P8"><text:span text:style-name="T10">See Martin if you can help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7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re information about church events can be found on the noticeboard and/or the website at</text:span></text:p>
            <text:p text:style-name="P1"><text:span text:style-name="T3"/></text:p>
            <text:p text:style-name="P2"><text:span text:style-name="T4">www.shaftesburyuc.org.uk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SimpleDark2" presentation:presentation-page-layout-name="AL1T32">
        <draw:frame draw:style-name="gr3" draw:text-style-name="P3" draw:layer="layout" svg:width="26.13cm" svg:height="18.942cm" svg:x="1.008cm" svg:y="1.008cm">
          <draw:text-box>
            <text:p text:style-name="P1"><text:span text:style-name="T11"/></text:p>
            <text:p text:style-name="P1"><text:span text:style-name="T11">Font: 54</text:span></text:p>
            <text:p text:style-name="P1"><text:span text:style-name="T11">Colour: Yellow (no number)</text:span><text:span text:style-name="T6"> </text:span></text:p>
            <text:p text:style-name="P1"><text:span text:style-name="T6"/></text:p>
            <text:p text:style-name="P1"><text:span text:style-name="T7">Font: 54</text:span></text:p>
            <text:p text:style-name="P1"><text:span text:style-name="T7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SimpleDark2" presentation:presentation-page-layout-name="AL1T32">
        <draw:frame draw:style-name="gr3" draw:text-style-name="P9" draw:layer="layout" svg:width="26.13cm" svg:height="18.942cm" svg:x="1.008cm" svg:y="1.008cm">
          <draw:text-box>
            <text:p text:style-name="P2"><text:span text:style-name="T12"/></text:p>
            <text:p text:style-name="P2"><text:span text:style-name="T12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SimpleDark2" presentation:presentation-page-layout-name="AL1T32">
        <draw:frame presentation:style-name="pr2" draw:text-style-name="P11" draw:layer="layout" svg:width="25.098cm" svg:height="18.48cm" svg:x="1.4cm" svg:y="1.364cm" presentation:class="subtitle" presentation:user-transformed="true">
          <draw:text-box>
            <text:p text:style-name="P10"><text:span text:style-name="T13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1H34M12S</meta:editing-duration>
    <meta:editing-cycles>77</meta:editing-cycles>
    <meta:generator>LibreOffice/6.0.6.2$Linux_X86_64 LibreOffice_project/00m0$Build-2</meta:generator>
    <dc:date>2018-12-14T19:00:46.985825900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